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960000018E5D1CEE499F494985.png" manifest:media-type="image/png"/>
  <manifest:file-entry manifest:full-path="Pictures/10000000000002FE000000860DF7B5FE73C449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0956" officeooo:paragraph-rsid="001a0956"/>
    </style:style>
    <style:style style:name="P2" style:family="paragraph" style:parent-style-name="Standard">
      <style:text-properties officeooo:rsid="001aa0c9" officeooo:paragraph-rsid="001aa0c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in" svg:y="0.5354in" svg:width="6.9252in" svg:height="1.211in" draw:z-index="0"><draw:image xlink:href="Pictures/10000000000002FE000000860DF7B5FE73C449B5.png" xlink:type="simple" xlink:show="embed" xlink:actuate="onLoad" draw:mime-type="image/png"/></draw:frame>Front End)</text:p>
      <text:p text:style-name="P1"/>
      <text:p text:style-name="P1"/>
      <text:p text:style-name="P1"/>
      <text:p text:style-name="P1"/>
      <text:p text:style-name="P1"/>
      <text:p text:style-name="P2">Back End)</text:p>
      <text:p text:style-name="P2"/>
      <text:p text:style-name="P2"><draw:frame draw:style-name="fr1" draw:name="Image2" text:anchor-type="char" svg:width="6.8957in" svg:height="4.1457in" draw:z-index="1"><draw:image xlink:href="Pictures/10000000000002960000018E5D1CEE499F4949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12:51.674532846</meta:creation-date>
    <meta:generator>LibreOffice/7.5.1.2$Linux_X86_64 LibreOffice_project/50$Build-2</meta:generator>
    <dc:date>2023-03-23T11:59:41.244390411</dc:date>
    <meta:editing-duration>PT1H46M49S</meta:editing-duration>
    <meta:editing-cycles>4</meta:editing-cycles>
    <meta:document-statistic meta:table-count="0" meta:image-count="2" meta:object-count="0" meta:page-count="1" meta:paragraph-count="2" meta:word-count="4" meta:character-count="19" meta:non-whitespace-character-count="17"/>
  </office:meta>
</office:document-meta>
</file>